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9000000ED90E1B187016445A4.png" manifest:media-type="image/png"/>
  <manifest:file-entry manifest:full-path="Pictures/1000000000000124000000F3CAB53BAC2B90C10D.png" manifest:media-type="image/png"/>
  <manifest:file-entry manifest:full-path="Pictures/1000000000000113000000E5192D73D0BFD35976.png" manifest:media-type="image/png"/>
  <manifest:file-entry manifest:full-path="Pictures/1000000000000124000000F5659F05F63D658F69.png" manifest:media-type="image/png"/>
  <manifest:file-entry manifest:full-path="Pictures/1000000000000215000000333AB49A388E308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Times New Roman"/>
    </style:style>
    <style:style style:name="P2" style:family="paragraph" style:parent-style-name="Heading_20_2">
      <style:text-properties style:font-name="Times New Roman"/>
    </style:style>
    <style:style style:name="P3" style:family="paragraph" style:parent-style-name="Standard">
      <style:text-properties style:font-name="Times New Roman" officeooo:rsid="000c0d0a" officeooo:paragraph-rsid="000c0d0a"/>
    </style:style>
    <style:style style:name="P4" style:family="paragraph" style:parent-style-name="Standard">
      <style:text-properties style:font-name="Times New Roman" officeooo:rsid="000f026a" officeooo:paragraph-rsid="000f026a"/>
    </style:style>
    <style:style style:name="P5" style:family="paragraph" style:parent-style-name="Standard">
      <style:text-properties style:font-name="Times New Roman" officeooo:rsid="00117f04" officeooo:paragraph-rsid="00117f04"/>
    </style:style>
    <style:style style:name="P6" style:family="paragraph" style:parent-style-name="Standard">
      <style:text-properties style:font-name="Times New Roman" officeooo:rsid="00133581" officeooo:paragraph-rsid="00133581"/>
    </style:style>
    <style:style style:name="P7" style:family="paragraph" style:parent-style-name="Standard">
      <style:text-properties style:font-name="Times New Roman" officeooo:rsid="001478b7" officeooo:paragraph-rsid="001478b7"/>
    </style:style>
    <style:style style:name="P8" style:family="paragraph" style:parent-style-name="Standard">
      <style:text-properties style:font-name="Times New Roman" officeooo:rsid="0016079d" officeooo:paragraph-rsid="0016079d"/>
    </style:style>
    <style:style style:name="P9" style:family="paragraph" style:parent-style-name="Standard">
      <style:text-properties style:font-name="Times New Roman" officeooo:rsid="001664c5" officeooo:paragraph-rsid="001664c5"/>
    </style:style>
    <style:style style:name="P10" style:family="paragraph" style:parent-style-name="Standard">
      <style:text-properties style:font-name="Times New Roman" officeooo:rsid="00179583" officeooo:paragraph-rsid="00179583"/>
    </style:style>
    <style:style style:name="P11" style:family="paragraph" style:parent-style-name="Standard">
      <style:text-properties style:font-name="Times New Roman" officeooo:rsid="0017d8aa" officeooo:paragraph-rsid="0017d8aa"/>
    </style:style>
    <style:style style:name="P12" style:family="paragraph" style:parent-style-name="Standard">
      <style:text-properties style:font-name="Times New Roman" officeooo:rsid="0018fe27" officeooo:paragraph-rsid="0018fe27"/>
    </style:style>
    <style:style style:name="P13" style:family="paragraph" style:parent-style-name="Standard">
      <style:paragraph-properties fo:break-before="page"/>
      <style:text-properties style:font-name="Times New Roman" officeooo:rsid="000f026a" officeooo:paragraph-rsid="000f026a"/>
    </style:style>
    <style:style style:name="P14" style:family="paragraph" style:parent-style-name="Standard">
      <style:paragraph-properties fo:break-before="page"/>
      <style:text-properties style:font-name="Times New Roman" officeooo:rsid="0018fe27" officeooo:paragraph-rsid="0018fe27"/>
    </style:style>
    <style:style style:name="T1" style:family="text">
      <style:text-properties officeooo:rsid="000d97f4"/>
    </style:style>
    <style:style style:name="T2" style:family="text">
      <style:text-properties officeooo:rsid="000faca1"/>
    </style:style>
    <style:style style:name="T3" style:family="text">
      <style:text-properties officeooo:rsid="00105202"/>
    </style:style>
    <style:style style:name="T4" style:family="text">
      <style:text-properties officeooo:rsid="0016079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tes on Experimental Schools Computer</text:h>
      <text:p text:style-name="P3"/>
      <text:h text:style-name="P2" text:outline-level="2">Words</text:h>
      <text:p text:style-name="P3">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3"/>
      <text:h text:style-name="P2" text:outline-level="2">Instructions</text:h>
      <text:p text:style-name="P4">Basic instructions are <text:span text:style-name="T2">stored two to w word in the store. There's not a lot of information about how these two words are executed. The simulator assumes one is executed and then the next. </text:span><text:span text:style-name="T3">The instruction at digits 1-4 is executed first and then the 5-8 digits.</text:span></text:p>
      <text:p text:style-name="P5">How this is done when the A,B and C keys are pressed is unknown as there isn’t any information at this detail yet. For now, just running the top basic instruction is enough to get the simulator running, then the lower instruction execution can be added.</text:p>
      <text:p text:style-name="P6">From the instruction card:</text:p>
      <text:p text:style-name="P6"/>
      <text:p text:style-name="P6"/>
      <text:p text:style-name="P6"><draw:frame draw:style-name="fr2" draw:name="Image1" text:anchor-type="char" svg:width="14.101cm" svg:height="1.349cm" draw:z-index="0"><draw:image xlink:href="Pictures/1000000000000215000000333AB49A388E308760.png" xlink:type="simple" xlink:show="embed" xlink:actuate="onLoad" loext: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6"><draw:frame draw:style-name="fr2" draw:name="Image4" text:anchor-type="char" svg:width="7.724cm" svg:height="6.481cm" draw:z-index="3"><draw:image xlink:href="Pictures/1000000000000124000000F5659F05F63D658F69.png" xlink:type="simple" xlink:show="embed" xlink:actuate="onLoad" loext:mime-type="image/png"/></draw:frame></text:p>
      <text:p text:style-name="P9">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9"/>
      <text:p text:style-name="P10"><text:soft-page-break/>Similarly, display ‘d’ shows the completion of an instruction at address 18A and the IAR is showing the address of the next instruction at address 19<draw:frame draw:style-name="fr1" draw:name="Image5" text:anchor-type="char" svg:width="7.274cm" svg:height="6.057cm" draw:z-index="4"><draw:image xlink:href="Pictures/1000000000000113000000E5192D73D0BFD35976.png" xlink:type="simple" xlink:show="embed" xlink:actuate="onLoad" loext:mime-type="image/png"/></draw:frame>. This confirms the ordering of the <text:span text:style-name="T5">nn</text:span> and <text:span text:style-name="T5">nn</text:span>A addressing.</text:p>
      <text:p text:style-name="P10"/>
      <text:p text:style-name="P10"/>
      <text:p text:style-name="P10"/>
      <text:p text:style-name="P10"/>
      <text:p text:style-name="P11">These screens imply an extra bit or flag associated with the IAR that is used to execute the pairs of 4 digit instruct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10"/>
      <text:p text:style-name="P9"/>
      <text:p text:style-name="P9"/>
      <text:p text:style-name="P9"/>
      <text:p text:style-name="P9"/>
      <text:h text:style-name="P2" text:outline-level="2">Instruction Stages</text:h>
      <text:p text:style-name="P7">The simulator tries to give a display of the stages and use the stages as the original computer did, but there aren’t many examples of the stages and their display.</text:p>
      <text:h text:style-name="Heading_20_2" text:outline-level="2"/>
      <text:h text:style-name="P2" text:outline-level="2">Stage A Display</text:h>
      <text:p text:style-name="P7">There is an example of the stage A display in the IET paper. Displays for other instruction<text:span text:style-name="T4">s</text:span> aren’t available. </text:p>
      <text:p text:style-name="P9">This stage A display is a </text:p>
      <text:p text:style-name="P4"><draw:frame draw:style-name="fr1" draw:name="Image3" text:anchor-type="char" svg:width="7.724cm" svg:height="6.428cm" draw:z-index="2"><draw:image xlink:href="Pictures/1000000000000124000000F3CAB53BAC2B90C10D.png" xlink:type="simple" xlink:show="embed" xlink:actuate="onLoad" loext:mime-type="image/png"/></draw:frame></text:p>
      <text:p text:style-name="P13"/>
      <text:h text:style-name="P2" text:outline-level="2">Stage <text:span text:style-name="T4">B</text:span> Displays</text:h>
      <text:p text:style-name="P8"/>
      <text:p text:style-name="P8"><draw:frame draw:style-name="fr1" draw:name="Image2" text:anchor-type="char" svg:width="8.703cm" svg:height="6.269cm" draw:z-index="1"><draw:image xlink:href="Pictures/1000000000000149000000ED90E1B187016445A4.png" xlink:type="simple" xlink:show="embed" xlink:actuate="onLoad" loext:mime-type="image/png"/></draw:frame>A stage B display is shown here. From the description given in th e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e for each instruction.</text:p>
      <text:p text:style-name="P8"/>
      <text:p text:style-name="P14">Questions</text:p>
      <text:p text:style-name="P12"/>
      <text:p text:style-name="P12">Was it possible to enter the ‘A’ flag of the IAR from the keyboard?</text:p>
      <text:p text:style-name="P12">There is an ‘A’ key on the keyboard but there’s no record of it being used to enter an address. If this flag wasn’t entered then the only way to run an instruction in the second 4 digits of a word is to run the first instruction followed by the seco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04:58:29.859946062</meta:creation-date>
    <meta:generator>LibreOffice/6.4.7.2$Linux_X86_64 LibreOffice_project/40$Build-2</meta:generator>
    <dc:date>2023-12-15T08:42:57.640989171</dc:date>
    <meta:editing-duration>PT14H39M3S</meta:editing-duration>
    <meta:editing-cycles>11</meta:editing-cycles>
    <meta:document-statistic meta:table-count="0" meta:image-count="5" meta:object-count="0" meta:page-count="4" meta:paragraph-count="22" meta:word-count="643" meta:character-count="3526" meta:non-whitespace-character-count="2900"/>
  </office:meta>
</office:document-meta>
</file>